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text-align="center"/>
      <style:text-properties style:language-asian="sk" style:country-asian="SK"/>
    </style:style>
    <style:style style:name="P2" style:parent-style-name="Normal" style:family="paragraph">
      <style:paragraph-properties fo:text-align="center"/>
      <style:text-properties style:language-asian="sk" style:country-asian="SK"/>
    </style:style>
    <style:style style:name="P3" style:parent-style-name="Normal" style:family="paragraph">
      <style:paragraph-properties fo:text-align="center"/>
      <style:text-properties style:language-asian="sk" style:country-asian="SK"/>
    </style:style>
    <style:style style:name="P4" style:parent-style-name="Normal" style:family="paragraph">
      <style:paragraph-properties fo:text-align="center"/>
      <style:text-properties style:language-asian="sk" style:country-asian="SK"/>
    </style:style>
    <style:style style:name="P5" style:parent-style-name="Normal" style:family="paragraph">
      <style:paragraph-properties fo:text-align="center"/>
      <style:text-properties style:language-asian="sk" style:country-asian="SK"/>
    </style:style>
    <style:style style:name="P6" style:parent-style-name="Normal" style:family="paragraph">
      <style:paragraph-properties fo:text-align="center"/>
      <style:text-properties style:language-asian="sk" style:country-asian="SK"/>
    </style:style>
    <style:style style:name="P7" style:parent-style-name="Normal" style:family="paragraph">
      <style:paragraph-properties fo:text-align="center"/>
      <style:text-properties style:language-asian="sk" style:country-asian="SK"/>
    </style:style>
    <style:style style:name="P8" style:parent-style-name="Normal" style:family="paragraph">
      <style:paragraph-properties fo:text-align="center"/>
      <style:text-properties style:language-asian="sk" style:country-asian="SK"/>
    </style:style>
    <style:style style:name="P9" style:parent-style-name="Normal" style:family="paragraph">
      <style:paragraph-properties fo:text-align="center"/>
      <style:text-properties style:language-asian="sk" style:country-asian="SK"/>
    </style:style>
    <style:style style:name="P10" style:parent-style-name="Normal" style:family="paragraph">
      <style:paragraph-properties fo:text-align="center"/>
      <style:text-properties style:language-asian="sk" style:country-asian="SK"/>
    </style:style>
    <style:style style:name="P11" style:parent-style-name="Heading1" style:family="paragraph">
      <style:paragraph-properties fo:text-align="center"/>
      <style:text-properties fo:font-size="26pt" style:font-size-asian="26pt" style:language-asian="sk" style:country-asian="SK"/>
    </style:style>
    <style:style style:name="P12" style:parent-style-name="Normal" style:family="paragraph">
      <style:paragraph-properties fo:text-align="center"/>
      <style:text-properties style:language-asian="sk" style:country-asian="SK"/>
    </style:style>
    <style:style style:name="P13" style:parent-style-name="Normal" style:family="paragraph">
      <style:paragraph-properties fo:text-align="center"/>
      <style:text-properties style:language-asian="sk" style:country-asian="SK"/>
    </style:style>
    <style:style style:name="P14" style:parent-style-name="Normal" style:family="paragraph">
      <style:paragraph-properties fo:text-align="center"/>
      <style:text-properties style:language-asian="sk" style:country-asian="SK"/>
    </style:style>
    <style:style style:name="P15" style:parent-style-name="Normal" style:family="paragraph">
      <style:paragraph-properties fo:text-align="center"/>
      <style:text-properties style:language-asian="sk" style:country-asian="SK"/>
    </style:style>
    <style:style style:name="P16" style:parent-style-name="Normal" style:family="paragraph">
      <style:paragraph-properties fo:text-align="center"/>
      <style:text-properties style:language-asian="sk" style:country-asian="SK"/>
    </style:style>
    <style:style style:name="P17" style:parent-style-name="Normal" style:family="paragraph">
      <style:paragraph-properties fo:text-align="center"/>
      <style:text-properties style:language-asian="sk" style:country-asian="SK"/>
    </style:style>
    <style:style style:name="P18" style:parent-style-name="Normal" style:family="paragraph">
      <style:paragraph-properties fo:text-align="center"/>
      <style:text-properties style:language-asian="sk" style:country-asian="SK"/>
    </style:style>
    <style:style style:name="P19" style:parent-style-name="Normal" style:family="paragraph">
      <style:paragraph-properties fo:text-align="center"/>
      <style:text-properties style:language-asian="sk" style:country-asian="SK"/>
    </style:style>
    <style:style style:name="P20" style:parent-style-name="Normal" style:family="paragraph">
      <style:paragraph-properties fo:text-align="center"/>
      <style:text-properties style:language-asian="sk" style:country-asian="SK"/>
    </style:style>
    <style:style style:name="P21" style:parent-style-name="Normal" style:family="paragraph">
      <style:paragraph-properties fo:text-align="center"/>
      <style:text-properties style:language-asian="sk" style:country-asian="SK"/>
    </style:style>
    <style:style style:name="P22" style:parent-style-name="Normal" style:family="paragraph">
      <style:paragraph-properties fo:text-align="center"/>
      <style:text-properties style:language-asian="sk" style:country-asian="SK"/>
    </style:style>
    <style:style style:name="P23" style:parent-style-name="NoSpacing" style:family="paragraph">
      <style:text-properties style:language-asian="sk" style:country-asian="SK"/>
    </style:style>
    <style:style style:name="P24" style:parent-style-name="NoSpacing" style:family="paragraph">
      <style:text-properties style:language-asian="sk" style:country-asian="SK"/>
    </style:style>
    <style:style style:name="P25" style:parent-style-name="NoSpacing" style:family="paragraph">
      <style:text-properties style:language-asian="sk" style:country-asian="SK"/>
    </style:style>
    <style:style style:name="P26" style:parent-style-name="NoSpacing" style:family="paragraph">
      <style:text-properties style:language-asian="sk" style:country-asian="SK"/>
    </style:style>
    <style:style style:name="P27" style:parent-style-name="Heading2" style:family="paragraph">
      <style:paragraph-properties fo:break-before="page"/>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
      <text:h text:style-name="P11" text:outline-level="1">Špecifikácia Komponentov</text:h>
      <text:p text:style-name="P12">Projektu softvér na tvorbu e-publikácii</text:p>
      <text:p text:style-name="P13"/>
      <text:p text:style-name="P14"/>
      <text:p text:style-name="P15"/>
      <text:p text:style-name="P16"/>
      <text:p text:style-name="P17"/>
      <text:p text:style-name="P18"/>
      <text:p text:style-name="P19"/>
      <text:p text:style-name="P20"/>
      <text:p text:style-name="P21"/>
      <text:p text:style-name="P22"/>
      <text:p text:style-name="P23">Branislav Bohumel</text:p>
      <text:p text:style-name="P24">Roman Brojo</text:p>
      <text:p text:style-name="P25">Eduard Princ</text:p>
      <text:p text:style-name="P26">Matúš Plch</text:p>
      <text:soft-page-break/>
      <text:h text:style-name="P27" text:outline-level="2">1. Komponent add Geogebra</text:h>
      <text:p text:style-name="Normal">Umožní používateľovi pridať file exportovaný geogebrou na stránku. Na stránke si tento export zachová interaktivitu. Samotný file nie je nijak upraviteľný pomocou tohto software, je len zobrazovaný. Obsahuje len jednu metódu čo vloží prípadne sparsuje vstup.</text:p>
      <text:h text:style-name="Heading2" text:outline-level="2">2. Komponent add HotPotatoes</text:h>
      <text:p text:style-name="Normal">Umožní používateľovi pridať file exportovaný HotPotatoes na stránku. Na stránke si tento export zachová interaktivitu. Samotný file nie je nijak upraviteľný pomocou tohto software, je len zobrazovaný. Obsahuje len jednu metódu čo vloží prípadne sparsuje vstup.</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k" fo:country="SK"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NoSpacing" style:display-name="No Spacing" style:family="paragraph">
      <style:paragraph-properties fo:margin-bottom="0in" fo:line-height="100%"/>
      <style:text-properties fo:hyphenate="fals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ranislav</meta:initial-creator>
    <dc:creator>Branislav</dc:creator>
    <meta:creation-date>2014-12-04T16:26:00Z</meta:creation-date>
    <dc:date>2014-12-04T16:26:00Z</dc:date>
    <meta:template xlink:href="Normal.dotm" xlink:type="simple"/>
    <meta:editing-cycles>2</meta:editing-cycles>
    <meta:editing-duration>PT0S</meta:editing-duration>
    <meta:document-statistic meta:page-count="2" meta:paragraph-count="1" meta:word-count="106" meta:character-count="714" meta:row-count="5" meta:non-whitespace-character-count="609"/>
  </office:meta>
</office:document-meta>
</file>